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5A00000253F0D3C46E5482B1B8.jpg" manifest:media-type="image/jpeg"/>
  <manifest:file-entry manifest:full-path="layout-cache" manifest:media-type="application/binary"/>
  <manifest:file-entry manifest:full-path="content.xml" manifest:media-type="text/xml"/>
  <manifest:file-entry manifest:full-path="Fonts/font9.ttf" manifest:media-type="application/x-font-ttf"/>
  <manifest:file-entry manifest:full-path="Fonts/font13.ttf" manifest:media-type="application/x-font-ttf"/>
  <manifest:file-entry manifest:full-path="Fonts/font1.ttf" manifest:media-type="application/x-font-ttf"/>
  <manifest:file-entry manifest:full-path="Fonts/font14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Fonts/font11.ttf" manifest:media-type="application/x-font-ttf"/>
  <manifest:file-entry manifest:full-path="Fonts/font12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ucida Sans1" svg:font-family="'Lucida Sans'" style:font-family-generic="swiss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Bell MT1" svg:font-family="'Bell MT'" style:font-adornments="Gras" style:font-family-generic="roman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Bell MT2" svg:font-family="'Bell MT'" style:font-adornments="Italique" style:font-family-generic="roman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Bell MT" svg:font-family="'Bell MT'" style:font-adornments="Normal" style:font-family-generic="roman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paragraph-rsid="00106b06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text-properties officeooo:rsid="000be21f" officeooo:paragraph-rsid="000be21f"/>
    </style:style>
    <style:style style:name="P4" style:family="paragraph" style:parent-style-name="Standard">
      <style:text-properties officeooo:paragraph-rsid="000c8d06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Footnote">
      <style:text-properties officeooo:rsid="000ea7a5" officeooo:paragraph-rsid="000ea7a5"/>
    </style:style>
    <style:style style:name="P9" style:family="paragraph" style:parent-style-name="Title">
      <style:text-properties officeooo:rsid="000be21f" officeooo:paragraph-rsid="000be21f"/>
    </style:style>
    <style:style style:name="P10" style:family="paragraph" style:parent-style-name="Titre_20_de_20_page">
      <style:paragraph-properties fo:margin-left="0cm" fo:margin-right="0cm" fo:text-indent="0cm" style:auto-text-indent="false" fo:break-before="page"/>
    </style:style>
    <style:style style:name="P11" style:family="paragraph" style:parent-style-name="Titre_20_de_20_page">
      <style:paragraph-properties fo:margin-left="0cm" fo:margin-right="0cm" fo:text-indent="0cm" style:auto-text-indent="false"/>
    </style:style>
    <style:style style:name="P12" style:family="paragraph" style:parent-style-name="Standard">
      <style:text-properties officeooo:paragraph-rsid="000c8d06"/>
    </style:style>
    <style:style style:name="P13" style:family="paragraph" style:parent-style-name="Standard">
      <style:text-properties officeooo:rsid="0013e9ec" officeooo:paragraph-rsid="0013e9ec"/>
    </style:style>
    <style:style style:name="P14" style:family="paragraph" style:parent-style-name="Standard">
      <style:text-properties officeooo:rsid="0014bce2" officeooo:paragraph-rsid="0014bce2"/>
    </style:style>
    <style:style style:name="P15" style:family="paragraph" style:parent-style-name="Standard">
      <style:paragraph-properties fo:margin-left="1.499cm" fo:margin-right="0cm" fo:text-indent="0cm" style:auto-text-indent="false"/>
      <style:text-properties officeooo:rsid="0014bce2" officeooo:paragraph-rsid="0014bce2"/>
    </style:style>
    <style:style style:name="P16" style:family="paragraph" style:parent-style-name="Standard">
      <style:paragraph-properties fo:margin-left="1.499cm" fo:margin-right="0cm" fo:text-indent="0cm" style:auto-text-indent="false"/>
      <style:text-properties officeooo:rsid="0016afe4" officeooo:paragraph-rsid="0016afe4"/>
    </style:style>
    <style:style style:name="P17" style:family="paragraph" style:parent-style-name="Standard">
      <style:paragraph-properties fo:margin-left="1.499cm" fo:margin-right="0cm" fo:text-indent="0cm" style:auto-text-indent="false"/>
      <style:text-properties officeooo:rsid="0013e9ec" officeooo:paragraph-rsid="0014bce2"/>
    </style:style>
    <style:style style:name="P18" style:family="paragraph" style:parent-style-name="Standard">
      <style:paragraph-properties fo:margin-left="1.499cm" fo:margin-right="0cm" fo:text-indent="0cm" style:auto-text-indent="false"/>
      <style:text-properties officeooo:rsid="0013e9ec" officeooo:paragraph-rsid="0013e9ec"/>
    </style:style>
    <style:style style:name="P19" style:family="paragraph" style:parent-style-name="Standard">
      <style:paragraph-properties fo:margin-left="1.499cm" fo:margin-right="0cm" fo:text-align="start" style:justify-single-word="false" fo:text-indent="0cm" style:auto-text-indent="false"/>
      <style:text-properties officeooo:rsid="0013e9ec" officeooo:paragraph-rsid="0013e9ec"/>
    </style:style>
    <style:style style:name="P20" style:family="paragraph" style:parent-style-name="Standard">
      <style:paragraph-properties fo:margin-left="1.499cm" fo:margin-right="0cm" fo:text-indent="0cm" style:auto-text-indent="false"/>
      <style:text-properties officeooo:rsid="00186fe0" officeooo:paragraph-rsid="00186fe0"/>
    </style:style>
    <style:style style:name="P21" style:family="paragraph" style:parent-style-name="Standard">
      <style:paragraph-properties fo:margin-left="1.499cm" fo:margin-right="0cm" fo:text-indent="0cm" style:auto-text-indent="false" style:writing-mode="lr-tb"/>
      <style:text-properties officeooo:rsid="0013e9ec" officeooo:paragraph-rsid="0013e9ec"/>
    </style:style>
    <style:style style:name="P22" style:family="paragraph" style:parent-style-name="Footer">
      <style:text-properties officeooo:rsid="00106b06" officeooo:paragraph-rsid="00106b06"/>
    </style:style>
    <style:style style:name="T1" style:family="text">
      <style:text-properties officeooo:rsid="00106b06"/>
    </style:style>
    <style:style style:name="T2" style:family="text">
      <style:text-properties officeooo:rsid="000c8d06"/>
    </style:style>
    <style:style style:name="T3" style:family="text">
      <style:text-properties officeooo:rsid="000f32a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ffffff" style:font-name="Bell MT2" fo:font-size="23.7999992370605pt" fo:font-style="normal" style:text-underline-style="solid" style:text-underline-width="auto" style:text-underline-color="font-color" fo:font-weight="normal" officeooo:rsid="000c8d06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6" style:family="text">
      <style:text-properties fo:color="#ffffff" style:font-name="Bell MT2" fo:font-size="23.7999992370605pt" fo:font-style="normal" style:text-underline-style="solid" style:text-underline-width="auto" style:text-underline-color="font-color" fo:font-weight="normal" officeooo:rsid="0010d05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7" style:family="text">
      <style:text-properties fo:color="#e5ba8f" fo:font-style="italic" officeooo:rsid="000c8d06" style:font-style-asian="italic" style:font-style-complex="italic"/>
    </style:style>
    <style:style style:name="T8" style:family="text">
      <style:text-properties fo:color="#e5ba8f" fo:font-style="italic" officeooo:rsid="0012ec76" style:font-style-asian="italic" style:font-style-complex="italic"/>
    </style:style>
    <style:style style:name="T9" style:family="text">
      <style:text-properties fo:color="#ffb972" fo:font-weight="bold" officeooo:rsid="000c8d06" style:font-weight-asian="bold" style:font-weight-complex="bold"/>
    </style:style>
    <style:style style:name="T10" style:family="text">
      <style:text-properties fo:color="#ffb972" fo:font-weight="bold" officeooo:rsid="0012ec76" style:font-weight-asian="bold" style:font-weight-complex="bold"/>
    </style:style>
    <style:style style:name="T11" style:family="text">
      <style:text-properties style:text-position="super 58%"/>
    </style:style>
    <style:style style:name="T12" style:family="text">
      <style:text-properties officeooo:rsid="0014bce2"/>
    </style:style>
    <style:style style:name="T13" style:family="text">
      <style:text-properties officeooo:rsid="0016afe4"/>
    </style:style>
    <style:style style:name="T14" style:family="text">
      <style:text-properties officeooo:rsid="00186fe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4">Projet tutoré : </text:span><text:span text:style-name="T3">Rapport écrit</text:span></text:p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  <text:p text:style-name="P5"><text:a xlink:type="simple" xlink:href="#__RefHeading___Toc156_4114228037" text:style-name="Index_20_Link" text:visited-style-name="Index_20_Link">Titre d’article<text:tab/>3</text:a></text:p>
          <text:p text:style-name="P6"><text:a xlink:type="simple" xlink:href="#__RefHeading___Toc158_4114228037" text:style-name="Index_20_Link" text:visited-style-name="Index_20_Link">I - Titre d’axe<text:tab/>3</text:a></text:p>
          <text:p text:style-name="P7"><text:a xlink:type="simple" xlink:href="#__RefHeading___Toc160_4114228037" text:style-name="Index_20_Link" text:visited-style-name="Index_20_Link">a - Titre de paragraphe<text:tab/>3</text:a></text:p>
        </text:index-body>
      </text:table-of-content>
      <text:p text:style-name="P11"/>
      <text:p text:style-name="P10"><text:span text:style-name="T2">Titre </text:span><text:span text:style-name="T5">d</text:span><text:span text:style-name="T6">e page</text:span></text:p>
      <text:h text:style-name="Heading_20_1" text:outline-level="1"><text:bookmark-start text:name="__RefHeading___Toc156_4114228037"/>Titre d’article<text:bookmark-end text:name="__RefHeading___Toc156_4114228037"/></text:h>
      <text:p text:style-name="P4"><text:span text:style-name="T2">Paragraphe Paragraphe </text:span><text:span text:style-name="Emphasis"><text:span text:style-name="T7">a</text:span></text:span><text:span text:style-name="Emphasis"><text:span text:style-name="T8">ccentuation</text:span></text:span><text:span text:style-name="T2"> Paragraphe Paragraphe Paragraphe Paragraphe Paragraphe Paragraphe Paragraphe Paragraphe Paragraphe Paragraphe Paragraphe Paragraphe Paragraphe Paragraphe Paragraphe Paragraphe Paragraphe Paragraphe Paragraphe Paragraphe Paragraphe Paragraphe Paragraphe </text:span></text:p>
      <text:h text:style-name="Heading_20_2" text:outline-level="2"><text:bookmark-start text:name="__RefHeading___Toc158_4114228037"/>Titre d’axe<text:bookmark-end text:name="__RefHeading___Toc158_4114228037"/></text:h>
      <text:p text:style-name="P4"><text:span text:style-name="T2">Paragraphe Paragraphe </text:span><text:span text:style-name="Strong_20_Emphasis"><text:span text:style-name="T9">a</text:span></text:span><text:span text:style-name="Strong_20_Emphasis"><text:span text:style-name="T10">ccentuation forte</text:span></text:span><text:span text:style-name="T2"> Paragraphe Paragraphe Paragraphe Paragraphe Paragraphe Paragraphe Paragraphe Paragraphe Paragraphe Paragraphe Paragraphe Paragraphe Paragraphe Paragraphe Paragraphe Paragraphe Paragraphe Paragraphe Paragraphe Paragraphe Paragraphe Paragraphe Paragraphe Paragraphe </text:span></text:p>
      <text:h text:style-name="Heading_20_3" text:outline-level="3"><text:bookmark-start text:name="__RefHeading___Toc160_4114228037"/>Titre de paragraphe<text:bookmark-end text:name="__RefHeading___Toc160_4114228037"/></text:h>
      <text:p text:style-name="P4"><text:span text:style-name="T2">Paragraphe Paragraphe </text:span><text:span text:style-name="Emphasis"><text:span text:style-name="T2">texte note bas de page à accentuer</text:span></text:span><text:span text:style-name="T2"><text:note text:id="ftn1" text:note-class="footnote"><text:note-citation>1</text:note-citation><text:note-body><text:p text:style-name="P8">La note de bas de page en question</text:p></text:note-body></text:note></text:span><text:span text:style-name="T2"> Paragraphe Paragraphe Paragraphe Paragraphe Paragraphe Paragraphe Paragraphe Paragraphe Paragraphe Paragraphe Paragraphe Paragraphe Paragraphe Paragraphe Paragraphe Paragraphe Paragraphe Paragraphe Paragraphe Paragraphe Paragraphe Paragraphe Paragraphe Paragraphe Paragraphe </text:span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9"><text:tab/>1<text:span text:style-name="T11">er</text:span> article : <text:span text:style-name="Strong_20_Emphasis">Le monde</text:span></text:p>
      <text:p text:style-name="P21">Une artiste plasticienne a décidé d’utiliser son corps pour en faire un matériel de travail en faisant de la chirurgie esthétique. </text:p>
      <text:p text:style-name="P21">Elle fait cette démarche pour revendiquer les standards de beauté et qu’elle décide de faire ce qu’elle <text:span text:style-name="T14">veut </text:span>de son propre corps.</text:p>
      <text:p text:style-name="P18">Le body art n’est pour elle pas un projet de société mais un projet d’art. </text:p>
      <text:p text:style-name="P18">Pour comprendre son choix, elle fait des conférences explicatives,</text:p>
      <text:p text:style-name="P13"/>
      <text:p text:style-name="P18"><text:tab/>2eme article : <text:span text:style-name="Strong_20_Emphasis"><text:s/>Libération</text:span> </text:p>
      <text:p text:style-name="P18">Jacques TESTART, biologiste, père scientifique du premier bébé-éprouvette.</text:p>
      <text:p text:style-name="P17">Selon lui, l’intelligence artificielle va largement dépasser l’intelligence humaine <text:span text:style-name="T12">car elle va s’auto-améliorer et résoudre les problèmes de l’humanité.</text:span></text:p>
      <text:p text:style-name="P17">« <text:span text:style-name="T12">L’immortalité, l’intelligence supérieure ou le héros imbattable » ne sont que de rèves enfantins.</text:span></text:p>
      <text:p text:style-name="P15">L’immortalité n’est pas envisagable scientifiquement et philosophiquement parlant car il y a toujours de nouvelles maladies et de nouveaux virus. De plus, ne jamais mourir revindrait à s’ennuyer tout aux longs des journées.</text:p>
      <text:p text:style-name="P15"><text:span text:style-name="Emphasis">De nos jours, on prend la génétique pour détruire des espèces et mettre des gènes tueurs.</text:span></text:p>
      <text:p text:style-name="P14"/>
      <text:p text:style-name="P15"><text:tab/>3eme article : <text:span text:style-name="Strong_20_Emphasis">Science et vie</text:span></text:p>
      <text:p text:style-name="P15">Création d’implantations de gène de chauve-souris qui permettrait au humains de s’orienter dans la nuit avec des interférences dans le coprs,</text:p>
      <text:p text:style-name="P15">Des chercheurs de l’université du Michigan ont mis au point un détecteur d’infrarouge si petit qu’il pourrait s’insérer dans un elentille de contact pour permettre de voir dans l’obscurité.</text:p>
      <text:p text:style-name="P15">Les adeptes du transhumanismes proposent d’implanter un puce dans le cerveau pour pouvoir convertir une activité cérébrale en commande comme éteindre une lumière sans bouger.</text:p>
      <text:p text:style-name="P15"><text:span text:style-name="Emphasis">Ce n’est pas la technologie qui est un obstacle mais plutôt l’éthique.</text:span></text:p>
      <text:p text:style-name="P15"><text:span text:style-name="Emphasis">En créant le transhumanisme va-t-on dénaturer l’humain ? Voire le faire disparaître ?</text:span></text:p>
      <text:p text:style-name="P14"/>
      <text:p text:style-name="P15"><text:tab/>4eme article : <text:span text:style-name="Strong_20_Emphasis">Neonmag</text:span></text:p>
      <text:p text:style-name="P15">Le passage du XX e au XXI e siècle a vu éclore des progrès techniques et biotechnologiques avec la découverte des groupes sanguins, de l’intelligence artificielle ou encore l’arrivé d’internet.</text:p>
      <text:p text:style-name="P15">Il y a <text:span text:style-name="Emphasis">3 modifications possibles</text:span> :</text:p>
      <text:p text:style-name="P14">- Le <text:span text:style-name="Emphasis">cyborg</text:span> : hybridation entre le coprs humain et la technologie</text:p>
      <text:p text:style-name="P14">- Le <text:span text:style-name="Emphasis">biologique</text:span> : reprogammation génétique</text:p>
      <text:p text:style-name="P14">- Les <text:span text:style-name="Emphasis">nonorganiques</text:span> : l’IA</text:p>
      <text:p text:style-name="P14"><text:soft-page-break/></text:p>
      <text:p text:style-name="P15">La poursuite de la perfection condamnerait l’humanité dans une course indéfinie au progrès technologiques <text:span text:style-name="Emphasis">sans prendre le temps de réfléchir aux nouveaux modes de vie qu’il implique</text:span>. Nous ne sommes pas finis mais en continuelle hybridation.</text:p>
      <text:p text:style-name="P14"/>
      <text:p text:style-name="P14"/>
      <text:p text:style-name="P15"><text:tab/>5eme article : <text:span text:style-name="Strong_20_Emphasis"><text:span text:style-name="T13">UP Magazine</text:span></text:span></text:p>
      <text:p text:style-name="P16">Le transhumanisme permettrait d ‘améliorer des capacités cognitives. Nous pourrions utiliser des interfaces cerveau-ordinateur pour se connecter à une intelligence artificielle.</text:p>
      <text:p text:style-name="P16">L’utilisation des nanorobots pourraient être implanter dans le coprs pour contrôler notre santé.</text:p>
      <text:p text:style-name="P16">Cepandant ces technologies <text:span text:style-name="Emphasis">deviendront davantage intrusives et s’intégreront parfaitement à notre coprs.</text:span></text:p>
      <text:p text:style-name="P16">La ruée vers le développement d’une IA super-intelligente est de nature compétitif et pourrait se traduire par une course aux armements.</text:p>
      <text:p text:style-name="P16"/>
      <text:p text:style-name="P16"><text:tab/>6eme article : <text:span text:style-name="Strong_20_Emphasis">Pour la science</text:span></text:p>
      <text:p text:style-name="P16">Le transhumanisme joue sur deux mythes « <text:span text:style-name="Emphasis">L’immortalité et la fontaine de Jouvence</text:span> ».</text:p>
      <text:p text:style-name="P16">Les futurologues américains recherchent des améliorations illimitée des facultés physiques et mentales de l’être humain par tous les moyens possibles : chimiques, génétiques ou numériques grâce à l’intelligence artificielle.</text:p>
      <text:p text:style-name="P16">Il est certain que le l’intelligence artificielle a fait ces dernières années des progrès fulgurants avec l’apparition des nouvelles méthodes d’apprentissage fondées sur des algorithmes informatiques sophistiqués.</text:p>
      <text:p text:style-name="P20">Comprendre le fonctionnement du cerveau, pour le, préserver, augmenter ses performances, le réparer et le guérir constitue un projet pour les générations à venir.</text:p>
      <text:p text:style-name="P20">Néanmoins personne ne peut affirmer que nous atteindrons un jour une connaissance totale de cet organe car il est propre à chacu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Bell MT1" svg:font-family="'Bell MT'" style:font-adornments="Gras" style:font-family-generic="roman" style:font-pitch="variable"/>
    <style:font-face style:name="Bell MT2" svg:font-family="'Bell MT'" style:font-adornments="Italique" style:font-family-generic="roman" style:font-pitch="variable"/>
    <style:font-face style:name="Bell MT" svg:font-family="'Bell MT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1.499cm" fo:margin-right="0cm" fo:margin-top="0.499cm" fo:margin-bottom="0.499cm" loext:contextual-spacing="true" fo:line-height="115%" fo:text-align="justify" style:justify-single-word="false" fo:orphans="3" fo:widows="3" fo:hyphenation-ladder-count="no-limit" fo:text-indent="0.499cm" style:auto-text-indent="false" style:page-number="auto"/>
      <style:text-properties fo:color="#ffffff" fo:hyphenate="true" fo:hyphenation-remain-char-count="6" fo:hyphenation-push-char-count="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7.5cm" fo:margin-bottom="0.21cm" loext:contextual-spacing="true" fo:text-align="center" style:justify-single-word="false" style:page-number="auto" fo:padding="0.049cm" fo:border-left="none" fo:border-right="none" fo:border-top="0.99pt solid #ffffff" fo:border-bottom="0.99pt solid #ffffff" style:vertical-align="middle" style:join-border="true">
        <style:tab-stops/>
        <style:drop-cap/>
      </style:paragraph-properties>
      <style:text-properties fo:color="#ffffff" style:font-name="Bell MT" fo:font-family="'Bell MT'" style:font-style-name="Normal" style:font-family-generic="roman" style:font-pitch="variable"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list-style-name="List_20_2" style:class="chapter" style:master-page-name="">
      <style:paragraph-properties fo:margin-left="1.499cm" fo:margin-right="0cm" fo:margin-top="0.106cm" fo:margin-bottom="0.212cm" loext:contextual-spacing="false" fo:text-align="start" style:justify-single-word="false" fo:text-indent="0.499cm" style:auto-text-indent="false" style:page-number="auto">
        <style:tab-stops>
          <style:tab-stop style:position="0cm" style:type="char" style:char="-"/>
        </style:tab-stops>
      </style:paragraph-properties>
      <style:text-properties fo:color="#ffffff" style:font-name="Bell MT" fo:font-family="'Bell MT'" style:font-style-name="Normal" style:font-family-generic="roman" style:font-pitch="variable" fo:font-size="22pt" fo:font-style="italic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3cm" fo:margin-bottom="0cm" loext:contextual-spacing="false" fo:text-align="center" style:justify-single-word="false" fo:text-indent="0cm" style:auto-text-indent="false" text:number-lines="false" text:line-number="0"/>
      <style:text-properties style:font-name="Bell MT1" fo:font-family="'Bell MT'" style:font-style-name="Gras" style:font-family-generic="roman" style:font-pitch="variabl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cm" fo:margin-top="2cm" fo:margin-bottom="0cm" loext:contextual-spacing="false" fo:text-align="start" style:justify-single-word="false" fo:text-indent="0cm" style:auto-text-indent="false" style:page-number="auto" fo:padding="0.049cm" fo:border-left="none" fo:border-right="none" fo:border-top="0.74pt solid #ffffff" fo:border-bottom="none">
        <style:tab-stops>
          <style:tab-stop style:position="2cm" style:type="right" style:leader-style="solid" style:leader-text="_"/>
        </style:tab-stops>
      </style:paragraph-properties>
      <style:text-properties style:font-name="Bell MT2" fo:font-family="'Bell MT'" style:font-style-name="Italique" style:font-family-generic="roman" style:font-pitch="variable" fo:font-size="135%" fo:font-style="normal" style:text-underline-style="none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2.499cm" fo:margin-right="0cm" fo:margin-top="0.3cm" fo:margin-bottom="0.199cm" loext:contextual-spacing="false" fo:text-indent="0cm" style:auto-text-indent="false"/>
      <style:text-properties style:font-name="Bell MT2" fo:font-family="'Bell MT'" style:font-style-name="Italique" style:font-family-generic="roman" style:font-pitch="variable" fo:font-size="115%" fo:font-style="normal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3cm" fo:margin-right="0cm" fo:margin-top="0cm" fo:margin-bottom="0cm" loext:contextual-spacing="false" style:register-true="false" fo:text-indent="0cm" style:auto-text-indent="false"/>
      <style:text-properties style:font-name="Bell MT1" fo:font-family="'Bell MT'" style:font-style-name="Gras" style:font-family-generic="roman" style:font-pitch="variable" fo:font-size="14pt" fo:font-weight="normal" style:font-size-asian="101%" style:font-weight-asian="bold" style:font-size-complex="101%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.499cm" loext:contextual-spacing="true" fo:text-indent="0cm" style:auto-text-indent="false" style:page-number="auto" text:number-lines="false" text:line-number="0">
        <style:tab-stops/>
      </style:paragraph-properties>
      <style:text-properties fo:font-size="10pt" style:font-size-asian="10pt" style:font-size-complex="10pt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re_20_de_20_page" style:display-name="Titre de page" style:family="paragraph" style:next-style-name="Heading_20_1" style:default-outline-level="" style:class="html" style:master-page-name="">
      <style:paragraph-properties fo:margin-left="0cm" fo:margin-right="0cm" fo:margin-top="3cm" fo:margin-bottom="0cm" loext:contextual-spacing="false" fo:text-align="center" style:justify-single-word="false" fo:text-indent="0cm" style:auto-text-indent="false" style:page-number="auto"/>
      <style:text-properties fo:color="#ffffff" style:font-name="Bell MT" fo:font-family="'Bell MT'" style:font-style-name="Normal" style:font-family-generic="roman" style:font-pitch="variable" fo:font-size="170%" style:text-underline-style="solid" style:text-underline-width="auto" style:text-underline-color="font-color"/>
    </style:style>
    <style:style style:name="Horizontal_20_Line" style:display-name="Horizontal Line" style:family="paragraph" style:parent-style-name="Standard" style:next-style-name="Text_20_body" style:class="html">
      <style:paragraph-properties fo:margin-top="0.499cm" fo:margin-bottom="0.499cm" loext:contextual-spacing="tru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Emphasis" style:family="text">
      <style:text-properties fo:color="#e5ba8f" fo:font-style="italic" style:font-style-asian="italic" style:font-style-complex="italic"/>
    </style:style>
    <style:style style:name="Strong_20_Emphasis" style:display-name="Strong Emphasis" style:family="text">
      <style:text-properties fo:color="#ffb972"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 -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 -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06b06" officeooo:paragraph-rsid="00106b06"/>
    </style:style>
    <style:style style:name="MP2" style:family="paragraph" style:parent-style-name="Footer">
      <style:text-properties officeooo:paragraph-rsid="00106b06"/>
    </style:style>
    <style:style style:name="MT1" style:family="text">
      <style:text-properties officeooo:rsid="00106b06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fo:background-color="#175d7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75d7f" draw:opacity="100%" style:footnote-max-height="0cm">
        <style:footnote-sep style:width="0.018cm" style:distance-before-sep="0.101cm" style:distance-after-sep="0.101cm" style:line-style="solid" style:adjustment="left" style:rel-width="25%" style:color="#ffffff"/>
      </style:page-layout-properties>
      <style:header-style>
        <style:header-footer-properties fo:min-height="0.6cm" fo:margin-left="0cm" fo:margin-right="0cm" fo:margin-bottom="0.499cm" fo:border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09cm" style:distance-after-sep="0.101cm" style:line-style="solid" style:adjustment="left" style:rel-width="25%" style:color="#ffffff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itle>Projet tutoré : rapport écrit</text:title></text:p>
      </style:header>
      <loext:header-first>
        <text:p text:style-name="Header"/>
      </loext:header-first>
      <style:footer>
        <text:p text:style-name="Footer"><draw:frame draw:style-name="Mfr1" draw:name="Image1" text:anchor-type="paragraph" svg:width="4.914cm" svg:height="1.799cm" draw:z-index="3"><draw:image xlink:href="Pictures/100000000000065A00000253F0D3C46E5482B1B8.jpg" xlink:type="simple" xlink:show="embed" xlink:actuate="onLoad" loext:mime-type="image/jpeg"/></draw:frame><text:tab/><text:tab/><text:page-number text:select-page="current">2</text:page-number>/<text:page-count>5</text:page-count></text:p>
      </style:footer>
      <loext:footer-first>
        <text:p text:style-name="MP1"><draw:frame draw:style-name="Mfr2" draw:name="Image2" text:anchor-type="paragraph" svg:y="0.342cm" svg:width="4.914cm" svg:height="1.799cm" draw:z-index="4"><draw:image xlink:href="Pictures/100000000000065A00000253F0D3C46E5482B1B8.jpg" xlink:type="simple" xlink:show="embed" xlink:actuate="onLoad" loext:mime-type="image/jpeg"/></draw:frame>AVRAIN Quentin<text:tab/><text:tab/></text:p>
        <text:p text:style-name="MP1">EL KAHWA Walid<text:tab/><text:tab/></text:p>
        <text:p text:style-name="MP1">MENG Fei<text:tab/><text:tab/>Groupe F 1</text:p>
        <text:p text:style-name="MP2"><text:span text:style-name="MT1">HENRY Chloé</text:span><text:tab/><text:tab/><text:span text:style-name="MT1">S1 2019-2020</text:span></text:p>
      </loext:footer-first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5:52:27.134000000</meta:creation-date>
    <meta:generator>LibreOffice/6.0.0.3$Windows_x86 LibreOffice_project/64a0f66915f38c6217de274f0aa8e15618924765</meta:generator>
    <dc:date>2019-11-07T18:23:02.750000000</dc:date>
    <meta:editing-duration>PT44M39S</meta:editing-duration>
    <meta:editing-cycles>7</meta:editing-cycles>
    <dc:title>Projet tutoré : rapport écrit</dc:title>
    <meta:document-statistic meta:table-count="0" meta:image-count="2" meta:object-count="0" meta:page-count="5" meta:paragraph-count="54" meta:word-count="719" meta:character-count="5027" meta:non-whitespace-character-count="4343"/>
  </office:meta>
</office:document-meta>
</file>